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3pt" officeooo:rsid="00134898" officeooo:paragraph-rsid="00134898" style:font-size-asian="13pt" style:font-size-complex="13pt"/>
    </style:style>
    <style:style style:name="P2" style:family="paragraph" style:parent-style-name="Standard">
      <style:text-properties style:font-name="Calibri" fo:font-size="13pt" officeooo:rsid="00156c81" officeooo:paragraph-rsid="00156c81" style:font-size-asian="13pt" style:font-size-complex="13pt"/>
    </style:style>
    <style:style style:name="P3" style:family="paragraph" style:parent-style-name="Standard">
      <style:text-properties style:font-name="Calibri" fo:font-size="13pt" officeooo:rsid="00156c81" officeooo:paragraph-rsid="00156c81" style:font-size-asian="11.3500003814697pt" style:font-size-complex="13pt"/>
    </style:style>
    <style:style style:name="P4" style:family="paragraph" style:parent-style-name="Standard">
      <style:text-properties style:font-name="Calibri" fo:font-size="13pt" officeooo:rsid="00134898" officeooo:paragraph-rsid="00134898" style:font-size-asian="11.3500003814697pt" style:font-size-complex="13pt"/>
    </style:style>
    <style:style style:name="P5" style:family="paragraph" style:parent-style-name="Standard">
      <style:text-properties style:font-name="Calibri" fo:font-size="16pt" officeooo:rsid="00156c81" officeooo:paragraph-rsid="00156c81" style:font-size-asian="16pt" style:font-size-complex="16pt"/>
    </style:style>
    <style:style style:name="P6" style:family="paragraph" style:parent-style-name="Standard">
      <style:text-properties style:font-name="Calibri" fo:font-size="16pt" officeooo:rsid="00156c81" officeooo:paragraph-rsid="00156c81" style:font-size-asian="14pt" style:font-size-complex="16pt"/>
    </style:style>
    <style:style style:name="P7" style:family="paragraph" style:parent-style-name="Standard">
      <style:text-properties style:font-name="Calibri" fo:font-size="18pt" officeooo:rsid="00156c81" officeooo:paragraph-rsid="00156c81" style:font-size-asian="18pt" style:font-size-complex="18pt"/>
    </style:style>
    <style:style style:name="P8" style:family="paragraph" style:parent-style-name="Standard">
      <style:text-properties style:font-name="Calibri" fo:font-size="18pt" officeooo:rsid="00134898" officeooo:paragraph-rsid="00134898" style:font-size-asian="18pt" style:font-size-complex="18pt"/>
    </style:style>
    <style:style style:name="P9" style:family="paragraph" style:parent-style-name="Standard">
      <style:text-properties style:font-name="Calibri" fo:font-size="18pt" officeooo:rsid="00156c81" officeooo:paragraph-rsid="00156c81" style:font-size-asian="15.75pt" style:font-size-complex="18pt"/>
    </style:style>
    <style:style style:name="P10" style:family="paragraph" style:parent-style-name="Standard">
      <style:text-properties style:font-name="Calibri" fo:font-size="18pt" fo:font-weight="normal" officeooo:rsid="00156c81" officeooo:paragraph-rsid="00156c81" style:font-size-asian="18pt" style:font-weight-asian="normal" style:font-size-complex="18pt" style:font-weight-complex="normal"/>
    </style:style>
    <style:style style:name="P11" style:family="paragraph" style:parent-style-name="Standard">
      <style:text-properties style:font-name="Calibri" fo:font-size="21pt" officeooo:rsid="00134898" officeooo:paragraph-rsid="00134898" style:font-size-asian="21pt" style:font-size-complex="21pt"/>
    </style:style>
    <style:style style:name="P12" style:family="paragraph" style:parent-style-name="Standard">
      <style:text-properties style:font-name="Calibri" fo:font-size="20pt" officeooo:rsid="00134898" officeooo:paragraph-rsid="00134898" style:font-size-asian="20pt" style:font-size-complex="20pt"/>
    </style:style>
    <style:style style:name="P13" style:family="paragraph" style:parent-style-name="Standard">
      <style:text-properties style:font-name="Calibri" fo:font-size="13pt" officeooo:rsid="00156c81" officeooo:paragraph-rsid="00156c81" style:font-size-asian="11.3500003814697pt" style:font-size-complex="13pt"/>
    </style:style>
    <style:style style:name="P14" style:family="paragraph" style:parent-style-name="Standard">
      <style:text-properties style:font-name="Calibri" fo:font-size="14pt" officeooo:rsid="00134898" officeooo:paragraph-rsid="00134898" style:font-size-asian="14pt" style:font-size-complex="14pt"/>
    </style:style>
    <style:style style:name="P15" style:family="paragraph" style:parent-style-name="Standard">
      <style:text-properties style:font-name="Calibri" fo:font-size="14pt" officeooo:rsid="00156c81" officeooo:paragraph-rsid="00156c81" style:font-size-asian="14pt" style:font-size-complex="14pt"/>
    </style:style>
    <style:style style:name="P16" style:family="paragraph" style:parent-style-name="Standard">
      <style:text-properties style:font-name="Calibri" fo:font-size="14pt" officeooo:rsid="0017f9c0" officeooo:paragraph-rsid="00156c81" style:font-size-asian="14pt" style:font-size-complex="14pt"/>
    </style:style>
    <style:style style:name="P17" style:family="paragraph" style:parent-style-name="Standard">
      <style:text-properties fo:font-size="14pt" officeooo:paragraph-rsid="00134898" style:font-size-asian="14pt" style:font-size-complex="14pt"/>
    </style:style>
    <style:style style:name="P18" style:family="paragraph" style:parent-style-name="Standard">
      <style:text-properties fo:font-size="14pt" officeooo:rsid="00134898" officeooo:paragraph-rsid="00134898" style:font-size-asian="14pt" style:font-size-complex="14pt"/>
    </style:style>
    <style:style style:name="P19" style:family="paragraph" style:parent-style-name="Standard">
      <style:text-properties fo:font-size="14pt" officeooo:rsid="00156c81" officeooo:paragraph-rsid="00156c81" style:font-size-asian="14pt" style:font-size-complex="14pt"/>
    </style:style>
    <style:style style:name="T1" style:family="text">
      <style:text-properties style:font-name="Calibri"/>
    </style:style>
    <style:style style:name="T2" style:family="text">
      <style:text-properties style:font-name="Calibri" fo:font-size="13pt" officeooo:rsid="00134898" style:font-size-asian="13pt" style:font-size-complex="13pt"/>
    </style:style>
    <style:style style:name="T3" style:family="text">
      <style:text-properties style:font-name="Calibri" officeooo:rsid="00134898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6edad"/>
    </style:style>
    <style:style style:name="T6" style:family="text">
      <style:text-properties officeooo:rsid="00156c81"/>
    </style:style>
    <style:style style:name="T7" style:family="text">
      <style:text-properties officeooo:rsid="0017f9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uverture</text:p>
      <text:p text:style-name="P9"/>
      <text:p text:style-name="P11">Mib’s Événements</text:p>
      <text:p text:style-name="P1"/>
      <text:p text:style-name="P12">Dossier de synthèse</text:p>
      <text:p text:style-name="P14">AbdelHamid JINANI</text:p>
      <text:p text:style-name="P14">Élan Formation</text:p>
      <text:p text:style-name="P14">Développeur Web &amp; Web Mobile</text:p>
      <text:p text:style-name="P14">Période de novembre 2022 à juin 2023</text:p>
      <text:p text:style-name="P1"/>
      <text:p text:style-name="P1"/>
      <text:p text:style-name="P1"/>
      <text:p text:style-name="P1"/>
      <text:p text:style-name="P1"/>
      <text:p text:style-name="P8">Table des matières</text:p>
      <text:p text:style-name="P4"/>
      <text:p text:style-name="P7">I Introduction</text:p>
      <text:p text:style-name="P3"/>
      <text:p text:style-name="P15">Présentation</text:p>
      <text:p text:style-name="P15">Élan Formation</text:p>
      <text:p text:style-name="P15">Compétences couvertes</text:p>
      <text:p text:style-name="P2"/>
      <text:p text:style-name="P7">II Le projet</text:p>
      <text:p text:style-name="P2"/>
      <text:p text:style-name="P9">Annexe</text:p>
      <text:p text:style-name="P1"/>
      <text:p text:style-name="P7">I Introduction</text:p>
      <text:p text:style-name="P5">Présentation</text:p>
      <text:p text:style-name="P3"/>
      <text:p text:style-name="P15">Après avoir travaillé dans le bâtiment comme métreur, je suis retourné à ma première passion, la photographie argentique.</text:p>
      <text:p text:style-name="P16">Puis je suis passé à la <text:s/><text:span text:style-name="T6">photographie numérique.</text:span></text:p>
      <text:p text:style-name="P15"/>
      <text:p text:style-name="P15"><text:span text:style-name="T7">Le</text:span> nombres d’images que l’on pouvait prendre, la fin du passage par le laboratoire pour <text:span text:style-name="T7">les</text:span> tirage<text:span text:style-name="T7">s</text:span> et la liberté de pouvoir expérimenter toutes les idées sans être pénalisé par le coût <text:span text:style-name="T7">me poussèrent à adopter définitivement la photo numérique</text:span>.</text:p>
      <text:p text:style-name="P15"/>
      <text:p text:style-name="P15">J’ai commencé par montrer mon travail sur CanalBlog et c’est là que j’ai découvert qu’il était possible de modifier l’aspect de ses pages.</text:p>
      <text:p text:style-name="P15"/>
      <text:p text:style-name="P15"><text:soft-page-break/>La curiosité me pousse à chercher comment un site est fait et je découvre le HTML et le CSS. Lentement mais sûrement l’art commence à passer au second plan et je ne fais plus que apprendre à coder en autodidacte.</text:p>
      <text:p text:style-name="P15"/>
      <text:p text:style-name="P15">La prise de conscience que mon travail artistique ne me nourrira jamais et je <text:span text:style-name="T7">que</text:span> passai tout mon temps devant un ordinateur j’ai décidé de suivre une formation qualifiante afin d’organiser et d’approfondir mes connaissances acquises en autodidacte.</text:p>
      <text:p text:style-name="P3"/>
      <text:p text:style-name="P3"/>
      <text:p text:style-name="P5">Élan Formation</text:p>
      <text:p text:style-name="P5">Compétences couvertes</text:p>
      <text:p text:style-name="P1"/>
      <text:p text:style-name="P10">Langages utilisés</text:p>
      <text:p text:style-name="P3"/>
      <text:p text:style-name="P15">HTML :</text:p>
      <text:p text:style-name="P15">CSS :</text:p>
      <text:p text:style-name="P15">JS :</text:p>
      <text:p text:style-name="P15">PHP :</text:p>
      <text:p text:style-name="P15">SQL : Structured Query Language</text:p>
      <text:p text:style-name="P3"/>
      <text:p text:style-name="P3"/>
      <text:p text:style-name="P8">Outils de développement utilisés</text:p>
      <text:p text:style-name="P1"/>
      <text:p text:style-name="P14">Le Framework MVC (Élan Formation)</text:p>
      <text:p text:style-name="P14">Visual Studio Code Puissant éditeur de texte</text:p>
      <text:p text:style-name="P14">Laragon Serveur Apache, MySQL et PHP</text:p>
      <text:p text:style-name="P17"><text:span text:style-name="T3">HeidiSQL O</text:span><text:span text:style-name="T1">util d'administration de base de données </text:span></text:p>
      <text:p text:style-name="P18">Looping Pour la modélisation conceptuelle de données</text:p>
      <text:p text:style-name="P18">Figma Pour le maquettage</text:p>
      <text:p text:style-name="P18">Trello Pour l’organisation du travail à faire</text:p>
      <text:p text:style-name="P18">Html</text:p>
      <text:p text:style-name="P18">CSS</text:p>
      <text:p text:style-name="P18">Java Script</text:p>
      <text:p text:style-name="P18">Inkscape Pour le dessin vectoriel</text:p>
      <text:p text:style-name="P18">Gimp Pour le traitement des images</text:p>
      <text:p text:style-name="P18"/>
      <text:p text:style-name="P19">Teams Pour le travail en distanciel</text:p>
      <text:p text:style-name="P19">Github Pour le versioning et le partage de documents</text:p>
      <text:p text:style-name="P14"/>
      <text:p text:style-name="P14"/>
      <text:p text:style-name="P7">II Le projet</text:p>
      <text:p text:style-name="P5"><text:soft-page-break/>L’objectif</text:p>
      <text:p text:style-name="P15">Réaliser un site recensant les activités de loisirs</text:p>
      <text:p text:style-name="P15"/>
      <text:p text:style-name="P15"/>
      <text:p text:style-name="P6">Cahier des charges</text:p>
      <text:p text:style-name="P15">Ce que doit faire le site</text:p>
      <text:p text:style-name="P15"/>
      <text:p text:style-name="P15"/>
      <text:p text:style-name="P15"/>
      <text:p text:style-name="P15"/>
      <text:p text:style-name="P15"/>
      <text:p text:style-name="P15"/>
      <text:p text:style-name="P6">Le MCD</text:p>
      <text:p text:style-name="P15"/>
      <text:p text:style-name="P15"/>
      <text:p text:style-name="P15"/>
      <text:p text:style-name="P5">Le RGPD</text:p>
      <text:p text:style-name="P15"/>
      <text:p text:style-name="P15"/>
      <text:p text:style-name="P15"/>
      <text:p text:style-name="P15"/>
      <text:p text:style-name="P7">Améliorations futures et conclusion</text:p>
      <text:p text:style-name="P7">Une présentation en Anglais ?</text:p>
      <text:p text:style-name="P3"/>
      <text:p text:style-name="P7">Annexe</text:p>
      <text:p text:style-name="P6">Base de données Events</text:p>
      <text:p text:style-name="P6">Structure des tables</text:p>
      <text:p text:style-name="P6"/>
      <text:p text:style-name="P6">Ressources</text:p>
      <text:p text:style-name="P15">Wikipédia</text:p>
      <text:p text:style-name="P15">Open AI</text:p>
      <text:p text:style-name="P15">Youtube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0T18:37:10.551000000</dc:date>
    <meta:editing-duration>PT7H54M23S</meta:editing-duration>
    <meta:editing-cycles>3</meta:editing-cycles>
    <meta:generator>LibreOffice/7.4.5.1$Windows_X86_64 LibreOffice_project/9c0871452b3918c1019dde9bfac75448afc4b57f</meta:generator>
    <meta:document-statistic meta:table-count="0" meta:image-count="0" meta:object-count="0" meta:page-count="3" meta:paragraph-count="61" meta:word-count="349" meta:character-count="2141" meta:non-whitespace-character-count="1851"/>
  </office:meta>
</office:document-meta>
</file>